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21D000000E7D520E03F.eps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cm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2" style:family="text">
      <style:text-properties fo:font-family="'XB Tabriz'" style:font-pitch="variable" fo:font-size="6pt" style:font-size-asian="6pt" style:font-family-complex="'XB Tabriz'" style:font-pitch-complex="variable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6.781cm" svg:height="2.895cm" svg:x="1.039cm" svg:y="0.245cm">
          <draw:image xlink:href="Pictures/200000020000021D000000E7D520E03F.eps" xlink:type="simple" xlink:show="embed" xlink:actuate="onLoad">
            <text:p/>
          </draw:image>
          <draw:glue-point draw:id="4" svg:x="2.083cm" svg:y="-2.335cm"/>
        </draw:frame>
        <draw:frame draw:style-name="gr2" draw:text-style-name="P2" xml:id="id1" draw:id="id1" draw:layer="layout" svg:width="1.524cm" svg:height="0.696cm" svg:x="6.096cm" svg:y="0.32cm">
          <draw:text-box>
            <text:p><text:span text:style-name="T1"><text:s/></text:span><text:span text:style-name="T2">پلٹ صفر</text:span></text:p>
          </draw:text-box>
        </draw:frame>
        <draw:frame draw:style-name="gr3" draw:layer="layout" svg:width="1.238cm" svg:height="0.329cm" svg:x="6.382cm" svg:y="1.70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onnector draw:style-name="gr4" draw:text-style-name="P1" draw:layer="layout" draw:type="curve" draw:line-skew="-0.371cm -1.97cm 1.129cm" svg:x1="6.858cm" svg:y1="1.016cm" svg:x2="5.841cm" svg:y2="1.017cm" draw:start-shape="id1" draw:start-glue-point="2" draw:end-shape="id2" draw:end-glue-point="4" svg:d="m6858 1016c0 193-508 129-508-6s-509-207-509 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4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02T10:52:19</dc:date>
    <dc:creator>kkk </dc:creator>
    <meta:generator>LibreOffice/3.3$Linux LibreOffice_project/330m19$Build-401</meta:generator>
    <meta:editing-duration>PT43M53S</meta:editing-duration>
    <meta:editing-cycles>8</meta:editing-cycles>
    <meta:document-statistic meta:object-count="4"/>
  </office:meta>
</office:document-meta>
</file>

<file path=Object 1/content.xml><?xml version="1.0" encoding="utf-8"?>
<math xmlns="http://www.w3.org/1998/Math/MathML">
  <semantics>
    <mover accent="true">
      <mrow>
        <mi mathvariant="italic">پست</mi>
        <mi mathvariant="italic">زبردستی</mi>
      </mrow>
      <mo>¯</mo>
    </mover>
    <annotation encoding="StarMath 5.0">overline{پست زبردستی}</annotation>
  </semantics>
</math>
</file>